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atin Modern Roman" svg:font-family="'Latin Modern 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cm" loext:contextual-spacing="false" fo:text-align="justify" style:justify-single-word="false"/>
      <style:text-properties style:font-name="Garamond" fo:font-size="12pt" fo:language="en" fo:country="US" officeooo:paragraph-rsid="00ab73e4" style:font-size-asian="12pt" style:font-size-complex="12pt"/>
    </style:style>
    <style:style style:name="P2" style:family="paragraph" style:parent-style-name="Standard">
      <style:paragraph-properties fo:margin-top="0cm" fo:margin-bottom="0cm" loext:contextual-spacing="false" fo:text-align="justify" style:justify-single-word="false"/>
      <style:text-properties style:font-name="Garamond" fo:font-size="12pt" fo:language="en" fo:country="US" officeooo:paragraph-rsid="00ae5fb1" style:font-size-asian="12pt" style:font-size-complex="12pt"/>
    </style:style>
    <style:style style:name="P3" style:family="paragraph" style:parent-style-name="Text_20_body_20__28_user_29_">
      <style:paragraph-properties fo:text-align="justify" style:justify-single-word="false"/>
      <style:text-properties officeooo:paragraph-rsid="00af3db0"/>
    </style:style>
    <style:style style:name="P4" style:family="paragraph" style:parent-style-name="Standard">
      <style:paragraph-properties fo:margin-top="0cm" fo:margin-bottom="0cm" loext:contextual-spacing="false" fo:text-align="justify" style:justify-single-word="false"/>
      <style:text-properties style:font-name="Garamond" fo:font-size="12pt" fo:language="en" fo:country="US" officeooo:rsid="00ab73e4" officeooo:paragraph-rsid="00ab73e4" style:font-size-asian="12pt" style:font-size-complex="12pt"/>
    </style:style>
    <style:style style:name="P5" style:family="paragraph" style:parent-style-name="Standard">
      <style:paragraph-properties fo:margin-top="0cm" fo:margin-bottom="0cm" loext:contextual-spacing="false" fo:text-align="justify" style:justify-single-word="false"/>
      <style:text-properties style:font-name="Garamond" fo:font-size="12pt" fo:language="en" fo:country="US" officeooo:paragraph-rsid="00ab73e4" style:font-size-asian="12pt" style:font-size-complex="12pt"/>
    </style:style>
    <style:style style:name="P6" style:family="paragraph" style:parent-style-name="Standard">
      <style:paragraph-properties fo:margin-top="0cm" fo:margin-bottom="0cm" loext:contextual-spacing="false" fo:text-align="justify" style:justify-single-word="false"/>
      <style:text-properties style:font-name="Garamond" fo:font-size="12pt" fo:language="en" fo:country="US" officeooo:paragraph-rsid="00ae5fb1" style:font-size-asian="12pt" style:font-size-complex="12pt"/>
    </style:style>
    <style:style style:name="P7" style:family="paragraph" style:parent-style-name="Standard">
      <style:paragraph-properties fo:margin-top="0cm" fo:margin-bottom="0cm" loext:contextual-spacing="false" fo:text-align="justify" style:justify-single-word="false"/>
      <style:text-properties fo:color="#990000" style:font-name="Latin Modern Roman" fo:font-size="12pt" fo:language="en" fo:country="US" officeooo:rsid="0066d035" officeooo:paragraph-rsid="00ab73e4" style:font-size-asian="12pt" style:font-size-complex="12pt"/>
    </style:style>
    <style:style style:name="P8" style:family="paragraph" style:parent-style-name="Standard">
      <style:paragraph-properties fo:margin-top="0cm" fo:margin-bottom="0cm" loext:contextual-spacing="false" fo:text-align="justify" style:justify-single-word="false"/>
      <style:text-properties fo:color="#990000" style:font-name="Garamond" fo:font-size="12pt" fo:language="en" fo:country="US" officeooo:rsid="0066d035" officeooo:paragraph-rsid="00ab73e4" style:font-size-asian="12pt" style:font-size-complex="12pt"/>
    </style:style>
    <style:style style:name="P9" style:family="paragraph" style:parent-style-name="Standard">
      <style:paragraph-properties fo:margin-top="0cm" fo:margin-bottom="0cm" loext:contextual-spacing="false" fo:text-align="justify" style:justify-single-word="false">
        <style:tab-stops>
          <style:tab-stop style:position="4.233cm"/>
        </style:tab-stops>
      </style:paragraph-properties>
      <style:text-properties fo:color="#990000" style:font-name="Garamond" fo:font-size="12pt" fo:language="en" fo:country="US" officeooo:rsid="0066d035" officeooo:paragraph-rsid="00ab73e4" style:font-size-asian="12pt" style:font-size-complex="12pt"/>
    </style:style>
    <style:style style:name="P10" style:family="paragraph" style:parent-style-name="Standard">
      <style:paragraph-properties fo:margin-top="0cm" fo:margin-bottom="0cm" loext:contextual-spacing="false" fo:text-align="justify" style:justify-single-word="false">
        <style:tab-stops>
          <style:tab-stop style:position="4.233cm"/>
        </style:tab-stops>
      </style:paragraph-properties>
      <style:text-properties fo:color="#990000" style:font-name="Garamond" fo:font-size="12pt" fo:language="en" fo:country="US" officeooo:rsid="0066d035" officeooo:paragraph-rsid="00ac875f" style:font-size-asian="12pt" style:font-size-complex="12pt"/>
    </style:style>
    <style:style style:name="P11" style:family="paragraph" style:parent-style-name="Standard">
      <style:paragraph-properties fo:margin-top="0cm" fo:margin-bottom="0cm" loext:contextual-spacing="false" fo:text-align="justify" style:justify-single-word="false">
        <style:tab-stops>
          <style:tab-stop style:position="4.233cm"/>
        </style:tab-stops>
      </style:paragraph-properties>
      <style:text-properties fo:color="#990000" style:font-name="Garamond" fo:font-size="12pt" fo:language="en" fo:country="US" officeooo:rsid="0066d035" officeooo:paragraph-rsid="00ad109a" style:font-size-asian="12pt" style:font-size-complex="12pt"/>
    </style:style>
    <style:style style:name="P12" style:family="paragraph" style:parent-style-name="Standard">
      <style:paragraph-properties fo:margin-top="0cm" fo:margin-bottom="0cm" loext:contextual-spacing="false" fo:text-align="justify" style:justify-single-word="false">
        <style:tab-stops>
          <style:tab-stop style:position="4.233cm"/>
        </style:tab-stops>
      </style:paragraph-properties>
      <style:text-properties fo:color="#990000" style:font-name="Garamond" fo:font-size="12pt" fo:language="en" fo:country="US" officeooo:rsid="0066d035" officeooo:paragraph-rsid="00b1856f" style:font-size-asian="12pt" style:font-size-complex="12pt"/>
    </style:style>
    <style:style style:name="P13" style:family="paragraph" style:parent-style-name="Standard">
      <style:paragraph-properties fo:margin-top="0cm" fo:margin-bottom="0cm" loext:contextual-spacing="false" fo:text-align="justify" style:justify-single-word="false">
        <style:tab-stops>
          <style:tab-stop style:position="4.233cm"/>
        </style:tab-stops>
      </style:paragraph-properties>
      <style:text-properties fo:color="#990000" style:font-name="Garamond" fo:font-size="12pt" fo:language="en" fo:country="US" officeooo:rsid="00ae5fb1" officeooo:paragraph-rsid="00ae5fb1" style:font-size-asian="12pt" style:font-size-complex="12pt"/>
    </style:style>
    <style:style style:name="P14" style:family="paragraph" style:parent-style-name="Standard">
      <style:paragraph-properties fo:margin-top="0cm" fo:margin-bottom="0cm" loext:contextual-spacing="false" fo:text-align="justify" style:justify-single-word="false"/>
      <style:text-properties style:font-name="Latin Modern Roman" fo:font-size="12pt" fo:language="en" fo:country="US" officeooo:paragraph-rsid="00b1856f" style:font-size-asian="12pt" style:font-size-complex="12pt"/>
    </style:style>
    <style:style style:name="P15" style:family="paragraph" style:parent-style-name="Text_20_body_20__28_user_29_">
      <style:paragraph-properties fo:text-align="justify" style:justify-single-word="false"/>
      <style:text-properties style:font-name="Garamond" fo:language="en" fo:country="US" officeooo:paragraph-rsid="00af3db0" style:letter-kerning="false" style:font-name-asian="Calibri" style:language-asian="en" style:country-asian="US" style:font-name-complex="Arial" style:language-complex="ar" style:country-complex="SA"/>
    </style:style>
    <style:style style:name="P16" style:family="paragraph" style:parent-style-name="Text_20_body_20__28_user_29_">
      <style:paragraph-properties fo:text-align="justify" style:justify-single-word="false"/>
      <style:text-properties style:font-name="Garamond" fo:language="en" fo:country="US" officeooo:paragraph-rsid="00af74ce" style:letter-kerning="false" style:font-name-asian="Calibri" style:language-asian="en" style:country-asian="US" style:font-name-complex="Arial" style:language-complex="ar" style:country-complex="SA"/>
    </style:style>
    <style:style style:name="P17" style:family="paragraph" style:parent-style-name="Text_20_body_20__28_user_29_">
      <style:paragraph-properties fo:margin-top="0cm" fo:margin-bottom="0cm" loext:contextual-spacing="false" fo:text-align="justify" style:justify-single-word="false">
        <style:tab-stops>
          <style:tab-stop style:position="4.233cm"/>
        </style:tab-stops>
      </style:paragraph-properties>
      <style:text-properties fo:color="#990000" style:font-name="Garamond" fo:font-size="12pt" fo:language="en" fo:country="US" officeooo:rsid="00af3db0" officeooo:paragraph-rsid="00af3db0" style:letter-kerning="false" style:font-name-asian="Calibri" style:font-size-asian="12pt" style:language-asian="en" style:country-asian="US" style:font-name-complex="Arial" style:font-size-complex="12pt" style:language-complex="ar" style:country-complex="SA"/>
    </style:style>
    <style:style style:name="P18" style:family="paragraph" style:parent-style-name="Text_20_body_20__28_user_29_">
      <style:paragraph-properties fo:margin-top="0cm" fo:margin-bottom="0cm" loext:contextual-spacing="false" fo:text-align="justify" style:justify-single-word="false">
        <style:tab-stops>
          <style:tab-stop style:position="4.233cm"/>
        </style:tab-stops>
      </style:paragraph-properties>
      <style:text-properties fo:color="#990000" style:font-name="Garamond" fo:font-size="12pt" fo:language="en" fo:country="US" officeooo:rsid="00af74ce" officeooo:paragraph-rsid="00af74ce" style:letter-kerning="false" style:font-name-asian="Calibri" style:font-size-asian="12pt" style:language-asian="en" style:country-asian="US" style:font-name-complex="Arial" style:font-size-complex="12pt" style:language-complex="ar" style:country-complex="SA"/>
    </style:style>
    <style:style style:name="T1" style:family="text">
      <style:text-properties fo:color="#990000"/>
    </style:style>
    <style:style style:name="T2" style:family="text">
      <style:text-properties fo:color="#990000" officeooo:rsid="0066d035"/>
    </style:style>
    <style:style style:name="T3" style:family="text">
      <style:text-properties fo:color="#990000" style:letter-kerning="false" style:font-name-asian="Calibri" style:language-asian="en" style:country-asian="US" style:font-name-complex="Arial" style:language-complex="ar" style:country-complex="SA"/>
    </style:style>
    <style:style style:name="T4" style:family="text">
      <style:text-properties fo:color="#800000" officeooo:rsid="00b1856f"/>
    </style:style>
    <style:style style:name="T5" style:family="text">
      <style:text-properties fo:color="#800000" style:font-name="Garamond" officeooo:rsid="00b1856f"/>
    </style:style>
    <style:style style:name="T6" style:family="text">
      <style:text-properties style:font-name="Garamond"/>
    </style:style>
    <style:style style:name="T7" style:family="text">
      <style:text-properties style:font-name="Garamond" fo:language="en" fo:country="US" style:letter-kerning="false" style:font-name-asian="Calibri" style:language-asian="en" style:country-asian="US" style:font-name-complex="Arial"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nnotation </text:h>
      <text:p text:style-name="P4"/>
      <text:p text:style-name="P14"><text:span text:style-name="T4">The annotation tools provide a a valuable information for multimedia indexing systems. They provide a set of annotated multimedia content that could be served as a benchmark to set up basic recognition model for indexing. Moreover, the outputs of the annotation process strongly influence concept recognition models.</text:span></text:p>
      <text:p text:style-name="P14"><text:span text:style-name="T4"/></text:p>
      <text:p text:style-name="P12"/>
      <text:p text:style-name="P12"><text:span text:style-name="T4">Our second proposition aims to improve the video annotation results, mainly, by integrating the contextual information. Firstly, we focus on collaborative annotation and particularly on how to share the past annotations in order to manage conflicts situations. Secondly, the induction of context notion in the annotation process will provide answers to the sensorial problem: the same concept can appear differently within different contexts. </text:span></text:p>
      <text:p text:style-name="P14"><text:span text:style-name="T5"/></text:p>
      <text:p text:style-name="P14"><text:span text:style-name="T5"/></text:p>
      <text:p text:style-name="P14"><text:span text:style-name="T6"><text:s/>An annotation system involves a set of critical choices about how to annotate, how share the annotations between users and ultimately how to operate the resulting data. Our implication in collaborative annotation campaigns points out the importance of such issues. We, subsequently, conducted complementary studies to establish an annotation system that illustrates our own reflections. These studies have been developed within several PhD’ and Ms. 'degree works. However, our study is not limited to the generation of annotated databases, but aims to aggregate useful knowledge for an efficient data access process.</text:span></text:p>
      <text:p text:style-name="P7"/>
      <text:p text:style-name="P7"/>
      <text:p text:style-name="P8">More recent works showed that the inter-concepts relationships can provide a more expressive semantic level: the context [Jiang2006] [Elleuch2011]. </text:p>
      <text:p text:style-name="P8"/>
      <text:p text:style-name="P1"><text:s/>The first one traduces the relationship between two concepts that appear in two successive shots. The second that will be invested in our works relates to the appearance of several concepts in one shot, including one or more play a more general role.</text:p>
      <text:p text:style-name="P1"/>
      <text:p text:style-name="P1">The developments made within the annotation of multimedia data allowed to develop and advance reflections regarding knowledge management arising from the annotation process. Indeed, the initial goal was to improve the results of the annotation for better semantic indexing data. However, treating the semantic relationships between concepts in particular contexts has subsequently been the subject of extensive study is a structured organization of these relations.</text:p>
      <text:p text:style-name="P1">The manipulation of ontologies has subsequently been the subject of further works in our extensive research project. These changes will be the subject of this second contribution.</text:p>
      <text:p text:style-name="P9"/>
      <text:p text:style-name="P10">The main purpose of our studies concerns the annotation tools and its impact on indexing process. In fact, the outputs of the annotation process strongly <text:soft-page-break/>influence the construction of the context-concepts recognition models. Our involvement in the TRECVID’ annotation campaign helped us to develop a critical view regarding the annotation process. Subsequently, we have been oriented to the development of a proprietary annotation system in which we have practiced our reflections. </text:p>
      <text:p text:style-name="P10"/>
      <text:p text:style-name="P10"/>
      <text:p text:style-name="P11">Our second proposition aims to improve the video annotation results, mainly, by integrating the contextual information. Firstly, we focus on collaborative annotation and particularly on how to share the past annotations in order to manage conflicts situations. Secondly, the induction of context notion in the annotation process will provide answers to the sensorial problem: the same concept can appear differently within different contexts. </text:p>
      <text:p text:style-name="P11"/>
      <text:p text:style-name="P11"/>
      <text:p text:style-name="P11"/>
      <text:h text:style-name="Heading_20_1" text:outline-level="1"><text:span text:style-name="T2">T</text:span><text:span text:style-name="T1">ransition 1 – 2</text:span></text:h>
      <text:p text:style-name="P13"/>
      <text:p text:style-name="P2">In the previous chapter, we discussed the improvement of the semantic interpretation by inducing an abduction engine to analyze relationships between concepts. The proposed abduction engine is based on a learning system that allows the discovery of possible relationships between concepts as input and expected concepts as output. These relationships are then considered as fuzzy rules used for the deduction of new concepts based on extracted ones from a test video database. The consistency of the proposed approach was proven in a part of a comprehensive study in TRECVID framework. </text:p>
      <text:p text:style-name="P2">Our study on annotation systems, conducted on the previous section had strengthened this conviction: the study of the duality between concept and context is promising for data indexing. <text:s text:c="2"/></text:p>
      <text:p text:style-name="P2">Subsequently, a research track we built was to support indexing process by the knowledge management. In fact, the effectiveness of these systems could be improved by the use of knowledge-based reasoning.</text:p>
      <text:p text:style-name="P2"/>
      <text:p text:style-name="P2"><text:s/>In this section, we propose a novel approach to enhance semantic concept detection in multimedia content by dealing with contextual information about concepts from visual modality. First, a semantic knowledge is extracted via an abduction framework applied on an annotated dataset. Second, a Fuzzy ontology is constructed to handle fuzzy relationships among contexts and their semantic concepts. Third, a deduction engine is applied to deliver richer results in our video indexing system.</text:p>
      <text:p text:style-name="P13"/>
      <text:p text:style-name="P13"/>
      <text:h text:style-name="Heading_20_1" text:outline-level="1"><text:span text:style-name="T1">Transition 2-→ </text:span><text:span text:style-name="T3"><text:s/>3</text:span></text:h>
      <text:p text:style-name="P15">The accuracy and completeness of the annotation process are key points for the quality of the recognition and indexing systems. Such issue remains relevant and several works continue to address it to improve the annotation <text:soft-page-break/>architecture.</text:p>
      <text:p text:style-name="P15">Through our contributions in this field, we have focused on the ubiquity of hidden data that can be unveiled through knowledge management tools. The relationship between concepts in a given context is the data that we seek to track down in order to raise the semantic level interpretation. </text:p>
      <text:p text:style-name="P15">The proposed approaches in the literature are always developed in quite specific contexts and for a limited and fixed data set that reduces its scalability and its importance. </text:p>
      <text:p text:style-name="P3"><text:span text:style-name="T7">However, the scalability of our approach is very important and concerns mainly two aspects: how does it perform when a large amount of concepts and interrelationships are defined, and when the number of contexts increases. Our proposed approach can be considered as scalable: Firstly, the Tbox T remains unchanged, and only new Abox A instances will be handled within the ontology. Then, the amount of knowledge stored in ontology depends only on what has been gathered from annotated video datasets in addition to the semantic interpretation of the analyzed data. Secondly, since the proposed approach is decomposed into several ontologies, the deduction engine is applied only on Abox A that are related only to each defined contexts. This leads to an optimized and a lightened reasoning process: only partial defined roles in ontologies will be considered and fired.</text:span></text:p>
      <text:p text:style-name="P15">Such scalability promotes the migration for the large scale dimension especially the social Web. <text:s/>In fact, Empowered by the rapid advances in technology and the proliferation of social Web, ever-increasing amounts of shared social data has been emerged. As the key technology to cope with the data overload problem, data analysis and retrieval topic has attracted substantial interest from both industry and academia. </text:p>
      <text:p text:style-name="P15">The transition to such social scale offers a multitude of challenges and scopes for our future works. </text:p>
      <text:p text:style-name="P17">First, with the emergence of social web, </text:p>
      <text:p text:style-name="P17"/>
      <text:p text:style-name="P17"/>
      <text:h text:style-name="Heading_20_1" text:outline-level="1">Social</text:h>
      <text:p text:style-name="P18"/>
      <text:p text:style-name="P16">The transition to such social scale offers a multitude of challenges and scopes for our future works. </text:p>
      <text:p text:style-name="P16">First, with the emergence of social web, social tagging provides, in a funny way, a set of social data associated to each photo. Researchers have found that these data can help learning semantic concepts models by giving trust to tags rather than the classical annotation of training set. That is, author says that <text:soft-page-break/>"One way to resolve the semantic gap comes from sources outside the image..."[Smeulders 2000]. By gathering semantic information in a collaborative way, manual efforts in photo annotation could be reduced and semantic analysis can benefit much from the external social resources.</text:p>
      <text:p text:style-name="P16">Second, social tagging systems tend to form rich knowledge, termed as "social knowledge", that enable the extraction of patterns reflecting the way media semantics is perceived by the web users. This is of particular importance, especially in the case of multimedia content, since the availability of such content in the web is very high and its efficient retrieval using textual annotations or content-based automatically extracted meta-data still remains a challenge.</text:p>
      <text:p text:style-name="P16">The main challenge of our further works as it will be explained in the next chapter was to adapt the proposed practices in the real large scale of the Web. We will review and format the entire process of access to multimedia data collections in a social context.</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atin Modern Roman" svg:font-family="'Latin Modern 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0" fo:widows="0" fo:hyphenation-ladder-count="no-limit" style:vertical-align="baseline" style:writing-mode="lr-tb"/>
      <style:text-properties style:font-name="Liberation Serif" fo:font-family="'Liberation Serif'" style:font-family-generic="roman" style:font-pitch="variable" fo:font-size="12pt" style:letter-kerning="tru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hamed ZARKA</meta:initial-creator>
    <meta:creation-date>2016-01-22T13:01:06.259841145</meta:creation-date>
    <dc:date>2016-01-25T15:43:10.179692244</dc:date>
    <dc:creator>Mohamed ZARKA</dc:creator>
    <meta:editing-duration>PT16H2M13S</meta:editing-duration>
    <meta:editing-cycles>174</meta:editing-cycles>
    <meta:generator>LibreOffice/5.0.2.2$Linux_X86_64 LibreOffice_project/00m0$Build-2</meta:generator>
    <meta:document-statistic meta:table-count="0" meta:image-count="0" meta:object-count="0" meta:page-count="4" meta:paragraph-count="28" meta:word-count="1284" meta:character-count="8419" meta:non-whitespace-character-count="7142"/>
  </office:meta>
</office:document-meta>
</file>